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70]-[.A70]" office:value-type="time" office:time-value="-PT01H15M00S" calcext:value-type="time">
            <text:p>22:45:00</text:p>
          </table:table-cell>
          <table:table-cell table:style-name="ce7" table:formula="of:=[.C70]+[.D69]" office:value-type="time" office:time-value="PT36H00M59.999999S" calcext:value-type="time">
            <text:p>36:01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  <number:text> </number:text>
      <number:am-pm/>
    </number:tim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53">
      <number:hours/>
      <number:text>:</number:text>
      <number:minutes number:style="long"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6:47:34.3695794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0T16:47:54.261318597</dc:date>
    <meta:editing-cycles>101</meta:editing-cycles>
    <meta:editing-duration>P1DT1H24M41S</meta:editing-duration>
    <meta:generator>LibreOffice/7.2.5.2.0$Linux_X86_64 LibreOffice_project/20$Build-2</meta:generator>
    <meta:document-statistic meta:table-count="1" meta:cell-count="336" meta:object-count="0"/>
    <meta:user-defined meta:name="AppVersion">15.0000</meta:user-defined>
  </office:meta>
</office:document-meta>
</file>